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uvoir faire un MCD</text:p>
      <text:list xml:id="list18514517171" text:style-name="L1">
        <text:list-item>
          <text:p text:style-name="P1">Héritage</text:p>
        </text:list-item>
        <text:list-item>
          <text:p text:style-name="P1">Contraintes</text:p>
        </text:list-item>
        <text:list-item>
          <text:p text:style-name="P1">identifiants relatifs</text:p>
        </text:list-item>
        <text:list-item>
          <text:p text:style-name="P1">cardinalités</text:p>
        </text:list-item>
        <text:list-item>
          <text:p text:style-name="P1">objets</text:p>
        </text:list-item>
        <text:list-item>
          <text:p text:style-name="P1">clé primaire</text:p>
        </text:list-item>
        <text:list-item>
          <text:p text:style-name="P1">gestion des types de données</text:p>
        </text:list-item>
        <text:list-item>
          <text:p text:style-name="P1">relations avec propriétés</text:p>
        </text:list-item>
        <text:list-item>
          <text:p text:style-name="P1">gestion des CIF automatique en fonction des cardinalités</text:p>
        </text:list-item>
        <text:list-item>
          <text:p text:style-name="P1">gestion des commentaires</text:p>
        </text:list-item>
      </text:list>
      <text:p text:style-name="Standard"/>
      <text:p text:style-name="Standard">Génération de code SQL ou autres (système de plugins)</text:p>
      <text:p text:style-name="Standard">Vérification de la validité du MCD (règles en rouge)</text:p>
      <text:p text:style-name="Standard">Génération du dictionnaire des propriétés</text:p>
      <text:p text:style-name="Standard">Génération de la 3ème forme normale</text:p>
      <text:p text:style-name="Standard">Possibilité de sauvegarder</text:p>
      <text:p text:style-name="Standard">Exporter en image</text:p>
      <text:p text:style-name="Standard">Réorganisation automatique du MCD</text:p>
      <text:p text:style-name="Standard">Liaison par lettre « lien »</text:p>
      <text:p text:style-name="Standard">Gérer des « styles de liens »</text:p>
      <text:p text:style-name="Standard">MCD à partir de l'existant (à partir d'une structure SQL)</text:p>
      <text:p text:style-name="Standard">Pouvoir ouvrir plusieurs MCD à la fois (via des onglets par exemple)</text:p>
      <text:p text:style-name="Standard"/>
      <text:p text:style-name="Standard">Manuel d'utilisation</text:p>
      <text:p text:style-name="Standard"/>
      <text:p text:style-name="Standard">Licence open sour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5T10:55:53</meta:creation-date>
    <dc:date>2012-10-08T08:50:53</dc:date>
    <meta:editing-duration>PT2H15M34S</meta:editing-duration>
    <meta:editing-cycles>13</meta:editing-cycles>
    <meta:generator>LibreOffice/3.5$Linux_X86_64 LibreOffice_project/350m1$Build-2</meta:generator>
    <meta:document-statistic meta:table-count="0" meta:image-count="0" meta:object-count="0" meta:page-count="1" meta:paragraph-count="24" meta:word-count="120" meta:character-count="710" meta:non-whitespace-character-count="624"/>
  </office:meta>
</office:document-meta>
</file>